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perceptron" table:style-name="ta1">
        <table:table-column table:style-name="co1" table:number-columns-repeated="4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>
            <text:p>weight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'y-o</text:p>
          </table:table-cell>
          <table:table-cell office:value-type="string" calcext:value-type="string">
            <text:p>o(1-o)</text:p>
          </table:table-cell>
          <table:table-cell office:value-type="string" calcext:value-type="string">
            <text:p>(y-o)o(1-o)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formula="of:=SUMPRODUCT([.$A$3:.$C$3];[.E3:.G3])" office:value-type="float" office:value="0.8" calcext:value-type="float">
            <text:p>0.8</text:p>
          </table:table-cell>
          <table:table-cell table:formula="of:=1/(1+EXP(-[.E8]))" office:value-type="float" office:value="0.689974481127612" calcext:value-type="float">
            <text:p>0.689974481127612</text:p>
          </table:table-cell>
          <table:table-cell table:formula="of:=[.H3]-[.F8]" office:value-type="float" office:value="0.310025518872387" calcext:value-type="float">
            <text:p>0.310025518872387</text:p>
          </table:table-cell>
          <table:table-cell table:formula="of:=[.F8]*(1-[.F8])" office:value-type="float" office:value="0.213909696520294" calcext:value-type="float">
            <text:p>0.213909696520294</text:p>
          </table:table-cell>
          <table:table-cell table:formula="of:=-[.G8]*[.H8]" office:value-type="float" office:value="-0.0663174646555392" calcext:value-type="float">
            <text:p>-0.066317464655539</text:p>
          </table:table-cell>
        </table:table-row>
        <table:table-row table:style-name="ro1">
          <table:table-cell table:number-columns-repeated="4"/>
          <table:table-cell table:formula="of:=SUMPRODUCT([.$A$3:.$C$3];[.E4:.G4])" office:value-type="float" office:value="1.2" calcext:value-type="float">
            <text:p>1.2</text:p>
          </table:table-cell>
          <table:table-cell table:formula="of:=1/(1+EXP(-[.E9]))" office:value-type="float" office:value="0.768524783499018" calcext:value-type="float">
            <text:p>0.768524783499018</text:p>
          </table:table-cell>
          <table:table-cell table:formula="of:=[.H4]-[.F9]" office:value-type="float" office:value="-0.768524783499018" calcext:value-type="float">
            <text:p>-0.768524783499018</text:p>
          </table:table-cell>
          <table:table-cell table:formula="of:=[.F9]*(1-[.F9])" office:value-type="float" office:value="0.177894440646806" calcext:value-type="float">
            <text:p>0.177894440646806</text:p>
          </table:table-cell>
          <table:table-cell table:formula="of:=-[.G9]*[.H9]" office:value-type="float" office:value="0.136716286483765" calcext:value-type="float">
            <text:p>0.136716286483765</text:p>
          </table:table-cell>
        </table:table-row>
        <table:table-row table:style-name="ro1">
          <table:table-cell table:number-columns-repeated="4"/>
          <table:table-cell table:formula="of:=SUMPRODUCT([.$A$3:.$C$3];[.E5:.G5])" office:value-type="float" office:value="0.8" calcext:value-type="float">
            <text:p>0.8</text:p>
          </table:table-cell>
          <table:table-cell table:formula="of:=1/(1+EXP(-[.E10]))" office:value-type="float" office:value="0.689974481127612" calcext:value-type="float">
            <text:p>0.689974481127612</text:p>
          </table:table-cell>
          <table:table-cell table:formula="of:=[.H5]-[.F10]" office:value-type="float" office:value="0.310025518872387" calcext:value-type="float">
            <text:p>0.310025518872387</text:p>
          </table:table-cell>
          <table:table-cell table:formula="of:=[.F10]*(1-[.F10])" office:value-type="float" office:value="0.213909696520294" calcext:value-type="float">
            <text:p>0.213909696520294</text:p>
          </table:table-cell>
          <table:table-cell table:formula="of:=-[.G10]*[.H10]" office:value-type="float" office:value="-0.0663174646555392" calcext:value-type="float">
            <text:p>-0.06631746465553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Default" office:value-type="string" calcext:value-type="string">
            <text:p>gradient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SUMPRODUCT([.E3:.E5];[.$I$8:.$I$10])" office:value-type="float" office:value="0.00408135717268676" calcext:value-type="float">
            <text:p>0.004081357172687</text:p>
          </table:table-cell>
          <table:table-cell table:formula="of:=SUMPRODUCT([.F3:.F5];[.$I$8:.$I$10])" office:value-type="float" office:value="0.410148859451296" calcext:value-type="float">
            <text:p>0.410148859451296</text:p>
          </table:table-cell>
          <table:table-cell table:formula="of:=SUMPRODUCT([.G3:.G5];[.$I$8:.$I$10])" office:value-type="float" office:value="0.0744801790009127" calcext:value-type="float">
            <text:p>0.074480179000913</text:p>
          </table:table-cell>
          <table:table-cell table:number-columns-repeated="2"/>
        </table:table-row>
        <table:table-row table:style-name="ro1" table:number-rows-repeated="6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Δw</text:p>
          </table:table-cell>
          <table:table-cell table:style-name="Default" table:number-columns-repeated="3"/>
          <table:table-cell/>
        </table:table-row>
      </table:table>
      <table:table table:name="net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weight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"/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table:number-columns-repeated="3"/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4"/>
          <table:table-cell table:style-name="ce1" table:number-columns-repeated="2"/>
        </table:table-row>
        <table:table-row table:style-name="ro1">
          <table:table-cell/>
          <table:table-cell table:style-name="ce1"/>
          <table:table-cell table:number-columns-repeated="2"/>
          <table:table-cell office:value-type="string" calcext:value-type="string">
            <text:p>X2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 table:formula="of:=1/(1+EXP(-SUMPRODUCT([.$A$3:.$C$3];[.E3:.G3])))" office:value-type="float" office:value="0.689974481127612" calcext:value-type="float">
            <text:p>0.6899744811276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1/(1+EXP(-SUMPRODUCT([.$A$3:.$C$3];[.E4:.G4])))" office:value-type="float" office:value="0.768524783499018" calcext:value-type="float">
            <text:p>0.7685247834990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1/(1+EXP(-SUMPRODUCT([.$A$3:.$C$3];[.E5:.G5])))" office:value-type="float" office:value="0.689974481127612" calcext:value-type="float">
            <text:p>0.68997448112761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X3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1/(1+EXP(-SUMPRODUCT([.$A$6:.$B$6];[.E8:.F8])))" office:value-type="float" office:value="0.769766346444634" calcext:value-type="float">
            <text:p>0.769766346444634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1/(1+EXP(-SUMPRODUCT([.$A$6:.$B$6];[.E9:.F9])))" office:value-type="float" office:value="0.773916123548593" calcext:value-type="float">
            <text:p>0.773916123548593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1/(1+EXP(-SUMPRODUCT([.$A$6:.$B$6];[.E10:.F10])))" office:value-type="float" office:value="0.769766346444634" calcext:value-type="float">
            <text:p>0.76976634644463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errors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'y-o</text:p>
          </table:table-cell>
          <table:table-cell table:style-name="ce1" office:value-type="string" calcext:value-type="string">
            <text:p>o(1-o)</text:p>
          </table:table-cell>
          <table:table-cell office:value-type="string" calcext:value-type="string">
            <text:p>(y-o)o(1-o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)</text:p>
          </table:table-cell>
          <table:table-cell/>
          <table:table-cell table:style-name="Default" table:formula="of:=[.E13]" office:value-type="float" office:value="0.769766346444634" calcext:value-type="float">
            <text:p>0.769766346444634</text:p>
          </table:table-cell>
          <table:table-cell table:formula="of:=[.H3]-[.E19]" office:value-type="float" office:value="-0.769766346444634" calcext:value-type="float">
            <text:p>-0.769766346444634</text:p>
          </table:table-cell>
          <table:table-cell table:style-name="ce1" table:formula="of:=[.E19]*(1-[.E19])" office:value-type="float" office:value="0.177226118325914" calcext:value-type="float">
            <text:p>0.177226118325914</text:p>
          </table:table-cell>
          <table:table-cell table:formula="of:=-[.F19]*[.G19]" office:value-type="float" office:value="0.136422701598303" calcext:value-type="float">
            <text:p>0.136422701598303</text:p>
          </table:table-cell>
        </table:table-row>
        <table:table-row table:style-name="ro1">
          <table:table-cell table:number-columns-repeated="4"/>
          <table:table-cell table:style-name="Default" table:formula="of:=[.E14]" office:value-type="float" office:value="0.773916123548593" calcext:value-type="float">
            <text:p>0.773916123548593</text:p>
          </table:table-cell>
          <table:table-cell table:formula="of:=[.H4]-[.E20]" office:value-type="float" office:value="0.226083876451407" calcext:value-type="float">
            <text:p>0.226083876451407</text:p>
          </table:table-cell>
          <table:table-cell table:style-name="ce1" table:formula="of:=[.E20]*(1-[.E20])" office:value-type="float" office:value="0.174969957260112" calcext:value-type="float">
            <text:p>0.174969957260112</text:p>
          </table:table-cell>
          <table:table-cell table:formula="of:=-[.F20]*[.G20]" office:value-type="float" office:value="-0.0395578861999031" calcext:value-type="float">
            <text:p>-0.039557886199903</text:p>
          </table:table-cell>
        </table:table-row>
        <table:table-row table:style-name="ro1">
          <table:table-cell table:number-columns-repeated="4"/>
          <table:table-cell table:style-name="Default" table:formula="of:=[.E15]" office:value-type="float" office:value="0.769766346444634" calcext:value-type="float">
            <text:p>0.769766346444634</text:p>
          </table:table-cell>
          <table:table-cell table:formula="of:=[.H5]-[.E21]" office:value-type="float" office:value="-0.769766346444634" calcext:value-type="float">
            <text:p>-0.769766346444634</text:p>
          </table:table-cell>
          <table:table-cell table:style-name="ce1" table:formula="of:=[.E21]*(1-[.E21])" office:value-type="float" office:value="0.177226118325914" calcext:value-type="float">
            <text:p>0.177226118325914</text:p>
          </table:table-cell>
          <table:table-cell table:formula="of:=-[.F21]*[.G21]" office:value-type="float" office:value="0.136422701598303" calcext:value-type="float">
            <text:p>0.136422701598303</text:p>
          </table:table-cell>
        </table:table-row>
        <table:table-row table:style-name="ro1">
          <table:table-cell table:number-columns-repeated="6"/>
          <table:table-cell table:style-name="ce1" table:number-columns-repeated="2"/>
        </table:table-row>
        <table:table-row table:style-name="ro1">
          <table:table-cell table:number-columns-repeated="4"/>
          <table:table-cell table:style-name="Default" office:value-type="string" calcext:value-type="string">
            <text:p>gradient</text:p>
          </table:table-cell>
          <table:table-cell/>
          <table:table-cell table:style-name="ce1" table:number-columns-repeated="2"/>
        </table:table-row>
        <table:table-row table:style-name="ro1">
          <table:table-cell table:number-columns-repeated="4"/>
          <table:table-cell table:formula="of:=SUMPRODUCT([.E8:.E10];[.$H$19:.$H$21])" office:value-type="float" office:value="0.233287516996703" calcext:value-type="float">
            <text:p>0.233287516996703</text:p>
          </table:table-cell>
          <table:table-cell table:formula="of:=SUMPRODUCT([.F8:.F10];[.$H$19:.$H$21])" office:value-type="float" office:value="0.157855149571173" calcext:value-type="float">
            <text:p>0.157855149571173</text:p>
          </table:table-cell>
          <table:table-cell table:style-name="ce1" table:number-columns-repeated="2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)</text:p>
          </table:table-cell>
          <table:table-cell office:value-type="string" calcext:value-type="string">
            <text:p>errors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(1-o)</text:p>
          </table:table-cell>
          <table:table-cell office:value-type="string" calcext:value-type="string">
            <text:p>error*o(1-o)</text:p>
          </table:table-cell>
          <table:table-cell/>
        </table:table-row>
        <table:table-row table:style-name="ro1">
          <table:table-cell table:number-columns-repeated="3"/>
          <table:table-cell table:formula="of:=[.$B$6]*[.H19]" office:value-type="float" office:value="0.0409268104794909" calcext:value-type="float">
            <text:p>0.040926810479491</text:p>
          </table:table-cell>
          <table:table-cell table:style-name="Default" table:formula="of:=[.F8]" office:value-type="float" office:value="0.689974481127612" calcext:value-type="float">
            <text:p>0.689974481127612</text:p>
          </table:table-cell>
          <table:table-cell table:style-name="Default" table:formula="of:=[.E28]*(1-[.E28])" office:value-type="float" office:value="0.213909696520294" calcext:value-type="float">
            <text:p>0.213909696520294</text:p>
          </table:table-cell>
          <table:table-cell table:formula="of:=[.F28]*[.D28]" office:value-type="float" office:value="0.0087546416092115" calcext:value-type="float">
            <text:p>0.008754641609212</text:p>
          </table:table-cell>
          <table:table-cell/>
        </table:table-row>
        <table:table-row table:style-name="ro1">
          <table:table-cell table:number-columns-repeated="3"/>
          <table:table-cell table:formula="of:=[.$B$6]*[.H20]" office:value-type="float" office:value="-0.0118673658599709" calcext:value-type="float">
            <text:p>-0.011867365859971</text:p>
          </table:table-cell>
          <table:table-cell table:style-name="Default" table:formula="of:=[.F9]" office:value-type="float" office:value="0.768524783499018" calcext:value-type="float">
            <text:p>0.768524783499018</text:p>
          </table:table-cell>
          <table:table-cell table:style-name="Default" table:formula="of:=[.E29]*(1-[.E29])" office:value-type="float" office:value="0.177894440646806" calcext:value-type="float">
            <text:p>0.177894440646806</text:p>
          </table:table-cell>
          <table:table-cell table:formula="of:=[.F29]*[.D29]" office:value-type="float" office:value="-0.00211113841161052" calcext:value-type="float">
            <text:p>-0.002111138411611</text:p>
          </table:table-cell>
          <table:table-cell/>
        </table:table-row>
        <table:table-row table:style-name="ro1">
          <table:table-cell table:number-columns-repeated="3"/>
          <table:table-cell table:formula="of:=[.$B$6]*[.H21]" office:value-type="float" office:value="0.0409268104794909" calcext:value-type="float">
            <text:p>0.040926810479491</text:p>
          </table:table-cell>
          <table:table-cell table:style-name="Default" table:formula="of:=[.F10]" office:value-type="float" office:value="0.689974481127612" calcext:value-type="float">
            <text:p>0.689974481127612</text:p>
          </table:table-cell>
          <table:table-cell table:style-name="Default" table:formula="of:=[.E30]*(1-[.E30])" office:value-type="float" office:value="0.213909696520294" calcext:value-type="float">
            <text:p>0.213909696520294</text:p>
          </table:table-cell>
          <table:table-cell table:formula="of:=[.F30]*[.D30]" office:value-type="float" office:value="0.0087546416092115" calcext:value-type="float">
            <text:p>0.008754641609212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errors.dot(prev_weights.T)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radient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1" table:formula="of:=SUMPRODUCT([.E3:.E5];[.$G$28:.$G$30])" office:value-type="float" office:value="0.0153981448068125" calcext:value-type="float">
            <text:p>0.015398144806813</text:p>
          </table:table-cell>
          <table:table-cell table:formula="of:=SUMPRODUCT([.F3:.F5];[.$G$28:.$G$30])" office:value-type="float" office:value="-0.00633341523483157" calcext:value-type="float">
            <text:p>-0.006333415234832</text:p>
          </table:table-cell>
          <table:table-cell table:formula="of:=SUMPRODUCT([.G3:.G5];[.$G$28:.$G$30])" office:value-type="float" office:value="0.0220416480044134" calcext:value-type="float">
            <text:p>0.022041648004414</text:p>
          </table:table-cell>
          <table:table-cell table:number-columns-repeated="2"/>
        </table:table-row>
      </table:table>
      <table:table table:name="net221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weight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"/>
          <table:table-cell table:style-name="ce1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8" calcext:value-type="float">
            <text:p>0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string" calcext:value-type="string">
            <text:p>X2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 table:formula="of:=1/(1+EXP(-SUMPRODUCT([.$A$3:.$C$3];[.E3:.G3])))" office:value-type="float" office:value="0.689974481127612" calcext:value-type="float">
            <text:p>0.689974481127612</text:p>
          </table:table-cell>
          <table:table-cell table:style-name="ce1" table:formula="of:=1/(1+EXP(-SUMPRODUCT([.$A$4:.$C$4];[.E3:.G3])))" office:value-type="float" office:value="0.82491373183596" calcext:value-type="float">
            <text:p>0.8249137318359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1/(1+EXP(-SUMPRODUCT([.$A$3:.$C$3];[.E4:.G4])))" office:value-type="float" office:value="0.768524783499018" calcext:value-type="float">
            <text:p>0.768524783499018</text:p>
          </table:table-cell>
          <table:table-cell table:style-name="ce1" table:formula="of:=1/(1+EXP(-SUMPRODUCT([.$A$4:.$C$4];[.E4:.G4])))" office:value-type="float" office:value="0.966104835840822" calcext:value-type="float">
            <text:p>0.96610483584082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1/(1+EXP(-SUMPRODUCT([.$A$3:.$C$3];[.E5:.G5])))" office:value-type="float" office:value="0.689974481127612" calcext:value-type="float">
            <text:p>0.689974481127612</text:p>
          </table:table-cell>
          <table:table-cell table:style-name="ce1" table:formula="of:=1/(1+EXP(-SUMPRODUCT([.$A$4:.$C$4];[.E5:.G5])))" office:value-type="float" office:value="0.794129628199053" calcext:value-type="float">
            <text:p>0.794129628199053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X3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1/(1+EXP(-SUMPRODUCT([.$A$7:.$C$7];[.E8:.G8])))" office:value-type="float" office:value="0.754822645629524" calcext:value-type="float">
            <text:p>0.754822645629524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1/(1+EXP(-SUMPRODUCT([.$A$7:.$C$7];[.E9:.G9])))" office:value-type="float" office:value="0.756566559282472" calcext:value-type="float">
            <text:p>0.756566559282472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1/(1+EXP(-SUMPRODUCT([.$A$7:.$C$7];[.E10:.G10])))" office:value-type="float" office:value="0.755391905929138" calcext:value-type="float">
            <text:p>0.755391905929138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error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'y-o</text:p>
          </table:table-cell>
          <table:table-cell table:style-name="ce1" office:value-type="string" calcext:value-type="string">
            <text:p>o(1-o)</text:p>
          </table:table-cell>
          <table:table-cell office:value-type="string" calcext:value-type="string">
            <text:p>(y-o)o(1-o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)</text:p>
          </table:table-cell>
          <table:table-cell/>
          <table:table-cell table:style-name="Default" table:formula="of:=[.E13]" office:value-type="float" office:value="0.754822645629524" calcext:value-type="float">
            <text:p>0.754822645629524</text:p>
          </table:table-cell>
          <table:table-cell table:formula="of:=[.H3]-[.E19]" office:value-type="float" office:value="-0.754822645629524" calcext:value-type="float">
            <text:p>-0.754822645629524</text:p>
          </table:table-cell>
          <table:table-cell table:style-name="ce1" table:formula="of:=[.E19]*(1-[.E19])" office:value-type="float" office:value="0.18506541927437" calcext:value-type="float">
            <text:p>0.18506541927437</text:p>
          </table:table-cell>
          <table:table-cell table:formula="of:=-[.F19]*[.G19]" office:value-type="float" office:value="0.139691569391217" calcext:value-type="float">
            <text:p>0.139691569391217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formula="of:=[.E14]" office:value-type="float" office:value="0.756566559282472" calcext:value-type="float">
            <text:p>0.756566559282472</text:p>
          </table:table-cell>
          <table:table-cell table:formula="of:=[.H4]-[.E20]" office:value-type="float" office:value="0.243433440717528" calcext:value-type="float">
            <text:p>0.243433440717528</text:p>
          </table:table-cell>
          <table:table-cell table:style-name="ce1" table:formula="of:=[.E20]*(1-[.E20])" office:value-type="float" office:value="0.184173600657954" calcext:value-type="float">
            <text:p>0.184173600657954</text:p>
          </table:table-cell>
          <table:table-cell table:formula="of:=-[.F20]*[.G20]" office:value-type="float" office:value="-0.0448340132975018" calcext:value-type="float">
            <text:p>-0.044834013297502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formula="of:=[.E15]" office:value-type="float" office:value="0.755391905929138" calcext:value-type="float">
            <text:p>0.755391905929138</text:p>
          </table:table-cell>
          <table:table-cell table:formula="of:=[.H5]-[.E21]" office:value-type="float" office:value="-0.755391905929138" calcext:value-type="float">
            <text:p>-0.755391905929138</text:p>
          </table:table-cell>
          <table:table-cell table:style-name="ce1" table:formula="of:=[.E21]*(1-[.E21])" office:value-type="float" office:value="0.184774974385882" calcext:value-type="float">
            <text:p>0.184774974385882</text:p>
          </table:table-cell>
          <table:table-cell table:formula="of:=-[.F21]*[.G21]" office:value-type="float" office:value="0.139577520069359" calcext:value-type="float">
            <text:p>0.139577520069359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Default" office:value-type="string" calcext:value-type="string">
            <text:p>gradient</text:p>
          </table:table-cell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4"/>
          <table:table-cell table:formula="of:=SUMPRODUCT([.E8:.E10];[.$H$19:.$H$21])" office:value-type="float" office:value="0.234435076163075" calcext:value-type="float">
            <text:p>0.234435076163075</text:p>
          </table:table-cell>
          <table:table-cell table:formula="of:=SUMPRODUCT([.F8:.F10];[.$H$19:.$H$21])" office:value-type="float" office:value="0.158232494732687" calcext:value-type="float">
            <text:p>0.158232494732687</text:p>
          </table:table-cell>
          <table:table-cell table:style-name="ce1" table:formula="of:=SUMPRODUCT([.G8:.G10];[.$H$19:.$H$21])" office:value-type="float" office:value="0.182761780873289" calcext:value-type="float">
            <text:p>0.182761780873289</text:p>
          </table:table-cell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)</text:p>
          </table:table-cell>
          <table:table-cell office:value-type="string" calcext:value-type="string">
            <text:p>errors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(1-o)</text:p>
          </table:table-cell>
          <table:table-cell office:value-type="string" calcext:value-type="string">
            <text:p>error*o(1-o)</text:p>
          </table:table-cell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o2</text:p>
          </table:table-cell>
          <table:table-cell table:style-name="ce1" office:value-type="string" calcext:value-type="string">
            <text:p>o(1-o)</text:p>
          </table:table-cell>
          <table:table-cell office:value-type="string" calcext:value-type="string">
            <text:p>error*o(1-o)</text:p>
          </table:table-cell>
        </table:table-row>
        <table:table-row table:style-name="ro1">
          <table:table-cell table:number-columns-repeated="3"/>
          <table:table-cell table:formula="of:=[.$B$7]*[.H19]" office:value-type="float" office:value="0.0419074708173651" calcext:value-type="float">
            <text:p>0.041907470817365</text:p>
          </table:table-cell>
          <table:table-cell table:style-name="Default" table:formula="of:=[.F8]" office:value-type="float" office:value="0.689974481127612" calcext:value-type="float">
            <text:p>0.689974481127612</text:p>
          </table:table-cell>
          <table:table-cell table:style-name="Default" table:formula="of:=[.E28]*(1-[.E28])" office:value-type="float" office:value="0.213909696520294" calcext:value-type="float">
            <text:p>0.213909696520294</text:p>
          </table:table-cell>
          <table:table-cell table:formula="of:=[.F28]*[.D28]" office:value-type="float" office:value="0.00896441436447567" calcext:value-type="float">
            <text:p>0.008964414364476</text:p>
          </table:table-cell>
          <table:table-cell/>
          <table:table-cell table:formula="of:=[.$C$7]*[.H19]" office:value-type="float" office:value="-0.0139691569391217" calcext:value-type="float">
            <text:p>-0.013969156939122</text:p>
          </table:table-cell>
          <table:table-cell table:formula="of:=[.G8]" office:value-type="float" office:value="0.82491373183596" calcext:value-type="float">
            <text:p>0.82491373183596</text:p>
          </table:table-cell>
          <table:table-cell table:formula="of:=[.J28]*(1-[.J28])" office:value-type="float" office:value="0.14443106686443" calcext:value-type="float">
            <text:p>0.14443106686443</text:p>
          </table:table-cell>
          <table:table-cell table:formula="of:=[.K28]*[.I28]" office:value-type="float" office:value="-0.002017580239914" calcext:value-type="float">
            <text:p>-0.002017580239914</text:p>
          </table:table-cell>
        </table:table-row>
        <table:table-row table:style-name="ro1">
          <table:table-cell table:number-columns-repeated="3"/>
          <table:table-cell table:formula="of:=[.$B$7]*[.H20]" office:value-type="float" office:value="-0.0134502039892505" calcext:value-type="float">
            <text:p>-0.013450203989251</text:p>
          </table:table-cell>
          <table:table-cell table:style-name="Default" table:formula="of:=[.F9]" office:value-type="float" office:value="0.768524783499018" calcext:value-type="float">
            <text:p>0.768524783499018</text:p>
          </table:table-cell>
          <table:table-cell table:style-name="Default" table:formula="of:=[.E29]*(1-[.E29])" office:value-type="float" office:value="0.177894440646806" calcext:value-type="float">
            <text:p>0.177894440646806</text:p>
          </table:table-cell>
          <table:table-cell table:formula="of:=[.F29]*[.D29]" office:value-type="float" office:value="-0.00239271651525316" calcext:value-type="float">
            <text:p>-0.002392716515253</text:p>
          </table:table-cell>
          <table:table-cell/>
          <table:table-cell table:formula="of:=[.$C$7]*[.H20]" office:value-type="float" office:value="0.00448340132975018" calcext:value-type="float">
            <text:p>0.00448340132975</text:p>
          </table:table-cell>
          <table:table-cell table:formula="of:=[.G9]" office:value-type="float" office:value="0.966104835840822" calcext:value-type="float">
            <text:p>0.966104835840822</text:p>
          </table:table-cell>
          <table:table-cell table:formula="of:=[.J29]*(1-[.J29])" office:value-type="float" office:value="0.0327462820058005" calcext:value-type="float">
            <text:p>0.032746282005801</text:p>
          </table:table-cell>
          <table:table-cell table:formula="of:=[.K29]*[.I29]" office:value-type="float" office:value="0.00014681472428918" calcext:value-type="float">
            <text:p>0.000146814724289</text:p>
          </table:table-cell>
        </table:table-row>
        <table:table-row table:style-name="ro1">
          <table:table-cell table:number-columns-repeated="3"/>
          <table:table-cell table:formula="of:=[.$B$7]*[.H21]" office:value-type="float" office:value="0.0418732560208078" calcext:value-type="float">
            <text:p>0.041873256020808</text:p>
          </table:table-cell>
          <table:table-cell table:style-name="Default" table:formula="of:=[.F10]" office:value-type="float" office:value="0.689974481127612" calcext:value-type="float">
            <text:p>0.689974481127612</text:p>
          </table:table-cell>
          <table:table-cell table:style-name="Default" table:formula="of:=[.E30]*(1-[.E30])" office:value-type="float" office:value="0.213909696520294" calcext:value-type="float">
            <text:p>0.213909696520294</text:p>
          </table:table-cell>
          <table:table-cell table:formula="of:=[.F30]*[.D30]" office:value-type="float" office:value="0.00895709548772759" calcext:value-type="float">
            <text:p>0.008957095487728</text:p>
          </table:table-cell>
          <table:table-cell/>
          <table:table-cell table:formula="of:=[.$C$7]*[.H21]" office:value-type="float" office:value="-0.0139577520069359" calcext:value-type="float">
            <text:p>-0.013957752006936</text:p>
          </table:table-cell>
          <table:table-cell table:formula="of:=[.G10]" office:value-type="float" office:value="0.794129628199053" calcext:value-type="float">
            <text:p>0.794129628199053</text:p>
          </table:table-cell>
          <table:table-cell table:formula="of:=[.J30]*(1-[.J30])" office:value-type="float" office:value="0.163487761815487" calcext:value-type="float">
            <text:p>0.163487761815487</text:p>
          </table:table-cell>
          <table:table-cell table:formula="of:=[.K30]*[.I30]" office:value-type="float" office:value="-0.00228192163558958" calcext:value-type="float">
            <text:p>-0.00228192163559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errors.dot(prev_weights.T)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radient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ce1" table:formula="of:=SUMPRODUCT([.E3:.E5];[.$G$28:.$G$30])" office:value-type="float" office:value="0.0155287933369501" calcext:value-type="float">
            <text:p>0.01552879333695</text:p>
          </table:table-cell>
          <table:table-cell table:formula="of:=SUMPRODUCT([.F3:.F5];[.$G$28:.$G$30])" office:value-type="float" office:value="-0.0071708306690114" calcext:value-type="float">
            <text:p>-0.007170830669011</text:p>
          </table:table-cell>
          <table:table-cell table:formula="of:=SUMPRODUCT([.G3:.G5];[.$G$28:.$G$30])" office:value-type="float" office:value="0.0220931723094245" calcext:value-type="float">
            <text:p>0.0220931723094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table:formula="of:=SUMPRODUCT([.E3:.E5];[.$L$28:.$L$30])" office:value-type="float" office:value="-0.0041526871512144" calcext:value-type="float">
            <text:p>-0.004152687151214</text:p>
          </table:table-cell>
          <table:table-cell table:formula="of:=SUMPRODUCT([.F3:.F5];[.$L$28:.$L$30])" office:value-type="float" office:value="0.000704785568543119" calcext:value-type="float">
            <text:p>0.000704785568543</text:p>
          </table:table-cell>
          <table:table-cell table:formula="of:=SUMPRODUCT([.G3:.G5];[.$L$28:.$L$30])" office:value-type="float" office:value="-0.0062877940625148" calcext:value-type="float">
            <text:p>-0.00628779406251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3:32:43.245755156</meta:creation-date>
    <dc:date>2018-06-10T16:19:50.522920309</dc:date>
    <meta:editing-duration>PT12M54S</meta:editing-duration>
    <meta:editing-cycles>1</meta:editing-cycles>
    <meta:document-statistic meta:table-count="3" meta:cell-count="218" meta:object-count="0"/>
    <meta:generator>LibreOffice/6.0.3.2$Linux_X86_64 LibreOffice_project/00m0$Build-2</meta:generator>
  </office:meta>
</office:document-meta>
</file>